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274e13" draw:textarea-vertical-align="middle" draw:auto-grow-height="false" draw:fit-to-size="false" style:shrink-to-fit="false" fo:min-height="0cm" fo:min-width="0cm" fo:padding-top="0.254cm" fo:padding-bottom="0.254cm" fo:padding-left="0.254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34343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6b2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274e13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f1c232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4285f4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2.953cm" svg:height="2.712cm" svg:x="1.435cm" svg:y="1.12cm"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1" draw:layer="layout" svg:width="22.953cm" svg:height="2.712cm" svg:x="1.435cm" svg:y="10.434cm"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1" draw:layer="layout" svg:width="22.953cm" svg:height="4.912cm" svg:x="1.435cm" svg:y="4.584cm"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2" draw:layer="layout" svg:width="3.281cm" svg:height="4.617cm" svg:x="20.478cm" svg:y="4.731cm"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4" draw:layer="layout" svg:width="3.281cm" svg:height="1.101cm" svg:x="20.478cm" svg:y="6.588cm">
          <text:p text:style-name="P3"><text:span text:style-name="T1">MS3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2.932cm" svg:height="1.783cm" svg:x="1.935cm" svg:y="10.976cm">
          <text:p text:style-name="P3"><text:span text:style-name="T2">Bornier </text:span></text:p>
          <text:p text:style-name="P3"><text:span text:style-name="T2">de t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4" draw:text-style-name="P5" draw:layer="layout" svg:width="2.932cm" svg:height="1.783cm" svg:x="20.985cm" svg:y="10.976cm">
          <text:p text:style-name="P3"><text:span text:style-name="T2">Bornier </text:span></text:p>
          <text:p text:style-name="P3"><text:span text:style-name="T2">de ter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5" draw:text-style-name="P6" draw:layer="layout" svg:width="2.932cm" svg:height="2.347cm" svg:x="18.82cm" svg:y="1.299cm">
          <text:p text:style-name="P3"><text:span text:style-name="T3">ALIM 24 V Contin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6" draw:text-style-name="P7" draw:layer="layout" svg:width="12.342cm" svg:height="2.712cm" svg:x="3.072cm" svg:y="5.58cm">
          <text:p text:style-name="P3"><text:span text:style-name="T3">Automate Zélio SR3 B261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7" draw:text-style-name="P8" draw:layer="layout" svg:width="1.208cm" svg:height="2.225cm" svg:x="14.03cm" svg:y="1.421cm">
          <text:p text:style-name="P3"><text:span text:style-name="T3">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8" draw:text-style-name="P2" draw:layer="layout" svg:width="2.362cm" svg:height="2.347cm" svg:x="4.317cm" svg:y="1.299cm"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9" draw:text-style-name="P10" draw:layer="layout" svg:width="1.726cm" svg:height="1.783cm" svg:x="4.636cm" svg:y="1.581cm">
          <text:p text:style-name="P9"><text:span text:style-name="T3">D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3" draw:style-name="gr10" draw:text-style-name="P11" draw:layer="layout" svg:width="3.945cm" svg:height="1.783cm" svg:x="5.35cm" svg:y="10.976cm">
          <text:p text:style-name="P3"><text:span text:style-name="T4">Borniers de voy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10" draw:text-style-name="P11" draw:layer="layout" svg:width="3.945cm" svg:height="1.783cm" svg:x="9.778cm" svg:y="10.976cm">
          <text:p text:style-name="P3"><text:span text:style-name="T4">Borniers de comman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10" draw:text-style-name="P11" draw:layer="layout" svg:width="2.503cm" svg:height="1.783cm" svg:x="14.176cm" svg:y="10.976cm">
          <text:p text:style-name="P3"><text:span text:style-name="T4">Borniers Mo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10" draw:text-style-name="P11" draw:layer="layout" svg:width="3.61cm" svg:height="1.783cm" svg:x="17.066cm" svg:y="10.976cm">
          <text:p text:style-name="P3"><text:span text:style-name="T4">Borniers d’ali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6" draw:text-style-name="P7" draw:layer="layout" svg:width="3.198cm" svg:height="2.712cm" svg:x="15.366cm" svg:y="5.58cm">
          <text:p text:style-name="P3"><text:span text:style-name="T3">SR3 XT43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3" draw:text-style-name="P4" draw:layer="layout" svg:width="13.723cm" svg:height="1.016cm" svg:x="0cm" svg:y="0cm">
          <text:p text:style-name="P9"><text:span text:style-name="T5">Schéma d’implantation GADENNE / LHOMME / SZEWCZY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11" draw:layer="layout" svg:width="16.933cm" svg:height="9.524cm" svg:x="1.059cm" svg:y="1.905cm" draw:page-number="1" presentation:class="page"/>
          <draw:frame draw:name="Google Shape;52;p:notes" presentation:style-name="pr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"/>
    <meta:generator>LibreOfficeDev/6.0.5.2$Linux_X86_64 LibreOffice_project/</meta:generator>
  </office:meta>
</office:document-meta>
</file>